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0a5e" officeooo:paragraph-rsid="00180a5e"/>
    </style:style>
    <style:style style:name="P2" style:family="paragraph" style:parent-style-name="Standard">
      <style:text-properties officeooo:paragraph-rsid="00180a5e"/>
    </style:style>
    <style:style style:name="T1" style:family="text">
      <style:text-properties officeooo:rsid="00180a5e"/>
    </style:style>
    <style:style style:name="T2" style:family="text">
      <style:text-properties fo:font-weight="bold" officeooo:rsid="00180a5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: Distintos LLMM</text:p>
      <text:p text:style-name="P1"/>
      <text:p text:style-name="P2"><text:span text:style-name="T1">Me llaman la atención <text:s/>los Lenguajes de hojas de estilos y Lenguajes de Marcado, tales como, </text:span><text:span text:style-name="T2">JavaScript y JSON</text:span><text:span text:style-name="T1">. Porque me gustaría saber cómo se aplican a las document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9T19:39:25.832000000</meta:creation-date>
    <dc:date>2019-09-29T19:46:59.500000000</dc:date>
    <meta:editing-duration>PT7M34S</meta:editing-duration>
    <meta:editing-cycles>1</meta:editing-cycles>
    <meta:document-statistic meta:table-count="0" meta:image-count="0" meta:object-count="0" meta:page-count="1" meta:paragraph-count="2" meta:word-count="33" meta:character-count="197" meta:non-whitespace-character-count="165"/>
    <meta:generator>LibreOffice/6.3.1.2$Windows_X86_64 LibreOffice_project/b79626edf0065ac373bd1df5c28bd630b4424273</meta:generator>
  </office:meta>
</office:document-meta>
</file>